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200000099CC6C8DE6784961CC.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fo:font-size="18pt" officeooo:rsid="000f335c" officeooo:paragraph-rsid="000f335c" style:font-size-asian="18pt" style:font-size-complex="18pt"/>
    </style:style>
    <style:style style:name="P63" style:family="paragraph" style:parent-style-name="Standard">
      <style:text-properties officeooo:rsid="00162cd2" officeooo:paragraph-rsid="00162cd2"/>
    </style:style>
    <style:style style:name="P64" style:family="paragraph" style:parent-style-name="Standard">
      <style:text-properties officeooo:rsid="0017b296" officeooo:paragraph-rsid="0017b296"/>
    </style:style>
    <style:style style:name="P65" style:family="paragraph" style:parent-style-name="Standard">
      <style:text-properties fo:font-weight="bold" officeooo:rsid="001edc08" officeooo:paragraph-rsid="001edc08" style:font-weight-asian="bold" style:font-weight-complex="bold"/>
    </style:style>
    <style:style style:name="P66" style:family="paragraph" style:parent-style-name="Standard">
      <style:text-properties fo:font-weight="bold" officeooo:rsid="001b76a4" officeooo:paragraph-rsid="001b76a4" style:font-weight-asian="bold" style:font-weight-complex="bold"/>
    </style:style>
    <style:style style:name="P67" style:family="paragraph" style:parent-style-name="Standard">
      <style:text-properties fo:font-weight="bold" officeooo:rsid="001f7c08" officeooo:paragraph-rsid="001f7c08" style:font-weight-asian="bold" style:font-weight-complex="bold"/>
    </style:style>
    <style:style style:name="P68" style:family="paragraph" style:parent-style-name="Standard">
      <style:text-properties officeooo:rsid="001b76a4" officeooo:paragraph-rsid="001b76a4"/>
    </style:style>
    <style:style style:name="P69" style:family="paragraph" style:parent-style-name="Standard">
      <style:text-properties officeooo:rsid="001edc08" officeooo:paragraph-rsid="001edc08"/>
    </style:style>
    <style:style style:name="P70" style:family="paragraph" style:parent-style-name="Standard">
      <style:text-properties officeooo:rsid="002cef1a" officeooo:paragraph-rsid="002cef1a"/>
    </style:style>
    <style:style style:name="P71" style:family="paragraph" style:parent-style-name="Standard">
      <style:text-properties style:font-name="Jetbrains Mono" fo:font-size="9pt" officeooo:rsid="002cef1a" officeooo:paragraph-rsid="002cef1a" style:font-size-asian="9pt" style:font-size-complex="9pt"/>
    </style:style>
    <style:style style:name="P72" style:family="paragraph" style:parent-style-name="Standard">
      <style:text-properties style:font-name="Jetbrains Mono" fo:font-size="9pt" officeooo:rsid="002e3e0f" officeooo:paragraph-rsid="002e3e0f" style:font-size-asian="9pt" style:font-size-complex="9pt"/>
    </style:style>
    <style:style style:name="P73" style:family="paragraph" style:parent-style-name="Standard">
      <style:text-properties officeooo:rsid="002e3e0f" officeooo:paragraph-rsid="002e3e0f"/>
    </style:style>
    <style:style style:name="P74" style:family="paragraph" style:parent-style-name="Standard">
      <style:text-properties officeooo:rsid="002e3e0f" officeooo:paragraph-rsid="002e6a5d"/>
    </style:style>
    <style:style style:name="P75" style:family="paragraph" style:parent-style-name="Standard">
      <style:text-properties officeooo:paragraph-rsid="002e3e0f"/>
    </style:style>
    <style:style style:name="P76" style:family="paragraph" style:parent-style-name="Standard">
      <style:text-properties officeooo:rsid="002e6a5d" officeooo:paragraph-rsid="002e6a5d"/>
    </style:style>
    <style:style style:name="P77" style:family="paragraph" style:parent-style-name="Standard">
      <style:text-properties fo:font-style="italic" officeooo:rsid="002e3e0f" officeooo:paragraph-rsid="002e3e0f" style:font-style-asian="italic" style:font-style-complex="italic"/>
    </style:style>
    <style:style style:name="P78" style:family="paragraph" style:parent-style-name="Standard">
      <style:paragraph-properties fo:break-before="page"/>
      <style:text-properties officeooo:paragraph-rsid="0009b07c"/>
    </style:style>
    <style:style style:name="P79" style:family="paragraph" style:parent-style-name="Standard">
      <style:paragraph-properties fo:break-before="page"/>
      <style:text-properties officeooo:paragraph-rsid="000f335c"/>
    </style:style>
    <style:style style:name="P80" style:family="paragraph" style:parent-style-name="Standard">
      <style:paragraph-properties fo:break-before="page"/>
      <style:text-properties officeooo:rsid="000d51a0" officeooo:paragraph-rsid="000f335c"/>
    </style:style>
    <style:style style:name="P81"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2"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83"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4" style:family="paragraph" style:parent-style-name="Text_20_body">
      <style:text-properties officeooo:rsid="0017b296" officeooo:paragraph-rsid="0017b296"/>
    </style:style>
    <style:style style:name="P85" style:family="paragraph" style:parent-style-name="Text_20_body">
      <style:text-properties officeooo:rsid="0052f7ba" officeooo:paragraph-rsid="0052f7ba"/>
    </style:style>
    <style:style style:name="P86"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87"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88"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89"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90"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93"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94"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97"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98"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02"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03" style:family="paragraph" style:parent-style-name="Heading_20_2">
      <style:paragraph-properties fo:break-before="page"/>
    </style:style>
    <style:style style:name="P104"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05" style:family="paragraph" style:parent-style-name="Standard" style:list-style-name="L1">
      <style:text-properties officeooo:paragraph-rsid="0006a602"/>
    </style:style>
    <style:style style:name="P106" style:family="paragraph" style:parent-style-name="Standard" style:list-style-name="L1">
      <style:text-properties officeooo:rsid="0006a602" officeooo:paragraph-rsid="0006a602"/>
    </style:style>
    <style:style style:name="P107" style:family="paragraph" style:parent-style-name="Standard" style:list-style-name="L1">
      <style:text-properties style:text-underline-style="solid" style:text-underline-width="auto" style:text-underline-color="font-color" officeooo:rsid="0006a602" officeooo:paragraph-rsid="0006a602"/>
    </style:style>
    <style:style style:name="P108" style:family="paragraph" style:parent-style-name="Standard" style:list-style-name="L1">
      <style:text-properties officeooo:rsid="0006a784" officeooo:paragraph-rsid="0006a784"/>
    </style:style>
    <style:style style:name="P109" style:family="paragraph" style:parent-style-name="Standard" style:list-style-name="L1">
      <style:text-properties officeooo:rsid="000934ad" officeooo:paragraph-rsid="000934ad"/>
    </style:style>
    <style:style style:name="P110" style:family="paragraph" style:parent-style-name="Standard" style:list-style-name="L1">
      <style:text-properties officeooo:rsid="0006ea01" officeooo:paragraph-rsid="0006ea01"/>
    </style:style>
    <style:style style:name="P111" style:family="paragraph" style:parent-style-name="Standard" style:list-style-name="L2">
      <style:text-properties officeooo:paragraph-rsid="000a3f90"/>
    </style:style>
    <style:style style:name="P11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13"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1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15" style:family="paragraph" style:parent-style-name="Standard" style:list-style-name="L2">
      <style:text-properties officeooo:rsid="000b5e49" officeooo:paragraph-rsid="000b5e49"/>
    </style:style>
    <style:style style:name="P116" style:family="paragraph" style:parent-style-name="Standard" style:list-style-name="L3">
      <style:text-properties officeooo:paragraph-rsid="000d51a0"/>
    </style:style>
    <style:style style:name="P117" style:family="paragraph" style:parent-style-name="Standard" style:list-style-name="L4">
      <style:text-properties officeooo:rsid="0011dbc5" officeooo:paragraph-rsid="0011dbc5"/>
    </style:style>
    <style:style style:name="P118" style:family="paragraph" style:parent-style-name="Standard" style:list-style-name="L4">
      <style:text-properties fo:font-weight="bold" officeooo:rsid="0011dbc5" officeooo:paragraph-rsid="0011dbc5" style:font-weight-asian="bold" style:font-weight-complex="bold"/>
    </style:style>
    <style:style style:name="P119"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T40" style:family="text">
      <style:text-properties officeooo:rsid="0046abe8"/>
    </style:style>
    <style:style style:name="T41" style:family="text">
      <style:text-properties officeooo:rsid="0047a45f"/>
    </style:style>
    <style:style style:name="T42" style:family="text">
      <style:text-properties officeooo:rsid="00491f0b"/>
    </style:style>
    <style:style style:name="T43" style:family="text">
      <style:text-properties officeooo:rsid="004c7f3f"/>
    </style:style>
    <style:style style:name="T44"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45"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46" style:family="text">
      <style:text-properties style:text-underline-style="none" fo:font-weight="bold" style:font-weight-asian="bold" style:font-weight-complex="bold"/>
    </style:style>
    <style:style style:name="T47" style:family="text">
      <style:text-properties officeooo:rsid="0062a989"/>
    </style:style>
    <style:style style:name="T48" style:family="text">
      <style:text-properties officeooo:rsid="006308e4"/>
    </style:style>
    <style:style style:name="T49" style:family="text">
      <style:text-properties officeooo:rsid="006347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653543054" text:style-name="L1">
        <text:list-header>
          <text:p text:style-name="P106"/>
        </text:list-header>
        <text:list-item>
          <text:p text:style-name="P106">Análisis de máximos y mínimos de las fluctuaciones, para intentar predecir la dirección del mercado.</text:p>
          <text:p text:style-name="P105"/>
        </text:list-item>
        <text:list-item>
          <text:p text:style-name="P105"><text:span text:style-name="T1">IMPORTANTE: ver dichos máximos y mínimos con respecto a los máximos y mínimos anteriores. → <text:tab/>APRENDER A LEER GRAFICO DE TRADING. </text:span><text:span text:style-name="T2">PUNTO 4</text:span></text:p>
          <text:p text:style-name="P105"/>
        </text:list-item>
        <text:list-item>
          <text:p text:style-name="P107"><text:span text:style-name="T2">TEORÍA DE DOW. </text:span>6 principios:</text:p>
        </text:list-item>
      </text:list>
      <text:p text:style-name="P2"/>
      <text:list xml:id="list223004774561067" text:continue-numbering="true" text:style-name="L1">
        <text:list-item>
          <text:list>
            <text:list-item>
              <text:p text:style-name="P106">Cualquier acontecimiento externo se ve en el gráfico.</text:p>
            </text:list-item>
          </text:list>
        </text:list-item>
      </text:list>
      <text:p text:style-name="P1"/>
      <text:list xml:id="list223004908056836" text:continue-numbering="true" text:style-name="L1">
        <text:list-item>
          <text:list>
            <text:list-item>
              <text:p text:style-name="P106">Mercado tiene 3 tendencias:</text:p>
              <text:list>
                <text:list-item>
                  <text:p text:style-name="P106">Primaria (largo plazo, entre 1 y 3 años)</text:p>
                </text:list-item>
                <text:list-item>
                  <text:p text:style-name="P106">Secundaria (medio plazo, entre 3 semanas y 3 meses)</text:p>
                </text:list-item>
                <text:list-item>
                  <text:p text:style-name="P106">Terciaria <text:span text:style-name="T21">o menor </text:span>(corto plazo, &lt; 3 semanas) </text:p>
                </text:list-item>
              </text:list>
            </text:list-item>
          </text:list>
        </text:list-item>
      </text:list>
      <text:p text:style-name="P2"/>
      <text:list xml:id="list223003416348742" text:continue-numbering="true" text:style-name="L1">
        <text:list-item>
          <text:list>
            <text:list-item>
              <text:p text:style-name="P105"><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106"><text:span text:style-name="T2">Tend. Prim. A</text:span>lcista →<text:span text:style-name="T2"> acumulación – tendencia – distribución</text:span></text:p>
                </text:list-item>
                <text:list-item>
                  <text:p text:style-name="P108">Tend. Prim. Bajista → acumulación – tendencia – pánico</text:p>
                </text:list-item>
              </text:list>
            </text:list-item>
          </text:list>
        </text:list-item>
      </text:list>
      <text:p text:style-name="P3"/>
      <text:list xml:id="list223003604019581" text:continue-numbering="true" text:style-name="L1">
        <text:list-item>
          <text:list>
            <text:list-item>
              <text:p text:style-name="P108">Volumen de negociación confirma la tendencia</text:p>
            </text:list-item>
          </text:list>
          <text:p text:style-name="P108"/>
          <text:list text:continue-numbering="true">
            <text:list-header>
              <text:p text:style-name="P109"><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09">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223004096833502" text:continue-numbering="true" text:style-name="L1">
        <text:list-item>
          <text:list>
            <text:list-item>
              <text:list>
                <text:list-item>
                  <text:p text:style-name="P108">Alcista: Si el precio sube, el volumen aumenta. Si el precio baja, el volumen disminuye.</text:p>
                </text:list-item>
                <text:list-item>
                  <text:p text:style-name="P108">Bajista: Si el precio sube, volumen baja. Si el precio baja, volumen aumenta.</text:p>
                </text:list-item>
              </text:list>
            </text:list-item>
          </text:list>
        </text:list-item>
      </text:list>
      <text:p text:style-name="P3"/>
      <text:list xml:id="list223003203866085" text:continue-numbering="true" text:style-name="L1">
        <text:list-item>
          <text:list>
            <text:list-item>
              <text:p text:style-name="P108">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223004321331708" text:continue-numbering="true" text:style-name="L1">
        <text:list-item>
          <text:list>
            <text:list-item>
              <text:p text:style-name="P108">Vigencia de la tendencia actual hasta que se demuestre el cambio.</text:p>
              <text:p text:style-name="P108"/>
            </text:list-item>
          </text:list>
        </text:list-item>
      </text:list>
      <text:p text:style-name="P3"/>
      <text:list xml:id="list223004999727005" text:continue-numbering="true" text:style-name="L1">
        <text:list-item>
          <text:p text:style-name="P108">ESCENARIOS ALCISTAS Y BAJISTAS. <text:s/>MERCADOS EN CONSOLIDACIÓN</text:p>
          <text:p text:style-name="P108"/>
          <text:list>
            <text:list-item>
              <text:p text:style-name="P108">Máximos más altos, mínimos más altos → mercado/tendencia alcista</text:p>
              <text:p text:style-name="P108"/>
            </text:list-item>
            <text:list-item>
              <text:p text:style-name="P108">Máximos más bajos, mínimos más bajos → mercado/tendencia bajista</text:p>
              <text:p text:style-name="P108"><text:soft-page-break/></text:p>
            </text:list-item>
            <text:list-item>
              <text:p text:style-name="P108">Mercado lateral o de consolidación, no ocurre ni a ni b.</text:p>
            </text:list-item>
          </text:list>
        </text:list-item>
      </text:list>
      <text:p text:style-name="P3"/>
      <text:p text:style-name="P3"/>
      <text:list xml:id="list223003202112855" text:continue-numbering="true" text:style-name="L1">
        <text:list-item>
          <text:p text:style-name="P110">SOPORTE O RESISTENCIA (zonas). <text:s/>Sirven para ver cuándo el mercado las “rompe”, buena opción para entrada a operar. Dan lugar a nuevas tendencias. PREDICE LA TENDENCIA DEL MERCADO (INDICA PUNTOS EXACTOS DE ENTRADA)</text:p>
          <text:p text:style-name="P110"/>
        </text:list-item>
      </text:list>
      <text:p text:style-name="P8"/>
      <text:list xml:id="list223004142535684" text:continue-numbering="true" text:style-name="L1">
        <text:list-item>
          <text:p text:style-name="P110">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8"><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1914727496" text:style-name="L2">
        <text:list-item>
          <text:p text:style-name="P111"><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112"/>
            </text:list-header>
            <text:list-item>
              <text:p text:style-name="P112">Determine la posición actual y la tendencia futura probable del mercado.</text:p>
              <text:p text:style-name="P112">Consolidado o en tendencia? Evaluación del mercado para futura tendencia (futuro cercano) Toma de decisiones a largo o corto plazo.</text:p>
              <text:p text:style-name="P112"/>
            </text:list-item>
            <text:list-item>
              <text:p text:style-name="P112">Seleccione acciones en armonía con la tendencia. En alcista, elegir acciones más fuertes que el mercado (mayores aumentos porcentuales que el mercado durante los repuntes y menores disminuciones durante las reacciones). Lo contrario para bajista.</text:p>
              <text:p text:style-name="P112"/>
            </text:list-item>
            <text:list-item>
              <text:p text:style-name="P112">Seleccione acciones con una “causa” que iguale o exceda su objetivo mínimo.</text:p>
              <text:p text:style-name="P112">Ley de Wyckoff de “Causa y Efecto”. Proyecciones P&amp;F (punto y figura).</text:p>
              <text:p text:style-name="P113">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13"/>
            </text:list-item>
            <text:list-item>
              <text:p text:style-name="P113">Disponibilidad de acciones. </text:p>
              <text:p text:style-name="P113"/>
            </text:list-item>
            <text:list-item>
              <text:p text:style-name="P113">Elección de activo para operar. Escoger el activo que va en armonía con el mercado general. (más probabilidades de éxito).</text:p>
            </text:list-item>
          </text:list>
        </text:list-item>
      </text:list>
      <text:p text:style-name="P15"/>
      <text:p text:style-name="P15"/>
      <text:list xml:id="list223004924680840" text:continue-numbering="true" text:style-name="L2">
        <text:list-item>
          <text:p text:style-name="P114">Ciclo de precios en la teoría de Wyckoff.</text:p>
          <text:p text:style-name="P115"><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14"/>
        </text:list-item>
        <text:list-item>
          <text:p text:style-name="P114">Las 3 leyes del método Wyckoff:</text:p>
          <text:list>
            <text:list-header>
              <text:p text:style-name="P114"/>
            </text:list-header>
            <text:list-item>
              <text:p text:style-name="P114">Oferta y demanda: Demanda mayor que la oferta, el precio sube, al contrario, el precio baja. El trader/analista debe estudiar el equilibrio oferta/demanda comparando velas de precio y volumen.</text:p>
              <text:p text:style-name="P114"/>
            </text:list-item>
            <text:list-item>
              <text:p text:style-name="P114">Causa y efecto: La causa se mide mediante el recuento de volumen en un gráfico. El efecto es la distancia que se mueve el precio correspondiente a dicha causa.</text:p>
              <text:p text:style-name="P114"/>
            </text:list-item>
            <text:list-item>
              <text:p text:style-name="P114">Esfuerzo y resultado: Proporciona una advertencia de un posible cambio de tendencia en un futuro cercano.</text:p>
            </text:list-item>
          </text:list>
        </text:list-item>
      </text:list>
      <text:p text:style-name="P16"/>
      <text:p text:style-name="P16"/>
      <text:p text:style-name="P18"/>
      <text:h text:style-name="P103"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8"/>
      <text:p text:style-name="P58"><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1">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4"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617875494" text:style-name="L3">
        <text:list-item>
          <text:p text:style-name="P116"><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23004136249213" text:continue-numbering="true" text:style-name="L3">
        <text:list-item>
          <text:p text:style-name="P116"><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7"/>
      <text:list xml:id="list223003176659389" text:continue-numbering="true" text:style-name="L3">
        <text:list-item>
          <text:p text:style-name="P116"><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7"/>
      <text:list xml:id="list223004557371887" text:continue-numbering="true" text:style-name="L3">
        <text:list-item>
          <text:p text:style-name="P116"><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7"/>
      <text:list xml:id="list223004207118027" text:continue-numbering="true" text:style-name="L3">
        <text:list-item>
          <text:p text:style-name="P116"><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52"/>
      <text:p text:style-name="P52"/>
      <text:p text:style-name="P59">Desventajas del trading algoritmico:</text:p>
      <text:p text:style-name="P59"/>
      <text:list xml:id="list4197653448" text:style-name="L4">
        <text:list-item>
          <text:p text:style-name="P117"><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23003124138778" text:continue-numbering="true" text:style-name="L4">
        <text:list-item>
          <text:p text:style-name="P117"><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118">En otras palabras, dificultad para identificar <text:span text:style-name="T10">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27">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3">MetaTrader5 SOLO EN WINDOWS, PASAR A WINDOWS</text:p>
      <text:p text:style-name="P64">Cosas para windows:</text:p>
      <text:p text:style-name="P64">-PyCharm</text:p>
      <text:p text:style-name="P64">-<text:span text:style-name="T28">Docker</text:span></text:p>
      <text:p text:style-name="P64">-<text:span text:style-name="T28">GitHub Desktop</text:span></text:p>
      <text:p text:style-name="P64">-<text:span text:style-name="T28">Python</text:span></text:p>
      <text:p text:style-name="P64">-<text:span text:style-name="T28">Deps de Python</text:span></text:p>
      <text:p text:style-name="P64"/>
      <text:p text:style-name="P64"/>
      <text:p text:style-name="P64"/>
      <text:p text:style-name="P64"><text:soft-page-break/></text:p>
      <text:p text:style-name="P64"/>
      <text:p text:style-name="P84"><text:a xlink:type="simple" xlink:href="https://www.mql5.com/en/docs/integration/python_metatrader5" text:style-name="Internet_20_link" text:visited-style-name="Visited_20_Internet_20_Link">https://www.mql5.com/en/docs/integration/python_metatrader5</text:a></text:p>
      <text:p text:style-name="P84"/>
      <text:p text:style-name="P84">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4"/>
      <text:p text:style-name="P68">Con un script inicial como este:</text:p>
      <text:p text:style-name="P68"/>
      <text:p text:style-name="P83"><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68"/>
      <text:p text:style-name="P68">Nos conectamos a metatrader5. Mas documentacion y links en el script (metatrader_bot.py)</text:p>
      <text:p text:style-name="P68"><text:a xlink:type="simple" xlink:href="https://www.mql5.com/en/docs/integration/python_metatrader5" text:style-name="Internet_20_link" text:visited-style-name="Visited_20_Internet_20_Link">https://www.mql5.com/en/docs/integration/python_metatrader5</text:a></text:p>
      <text:p text:style-name="P68"/>
      <text:p text:style-name="P69">Mas docu de llamadas importantes de MT5:</text:p>
      <text:p text:style-name="P69"/>
      <text:p text:style-name="P65">positions_get</text:p>
      <text:p text:style-name="P69">Obtiene las posiciones abiertas con posibilidad de filtrado según un símbolo o ticket. Existen 3 variantes de llamada.</text:p>
      <text:p text:style-name="P69"><text:a xlink:type="simple" xlink:href="https://www.mql5.com/es/docs/integration/python_metatrader5/mt5positionsget_py" text:style-name="Internet_20_link" text:visited-style-name="Visited_20_Internet_20_Link">https://www.mql5.com/es/docs/integration/python_metatrader5/mt5positionsget_py</text:a></text:p>
      <text:p text:style-name="P69"/>
      <text:p text:style-name="P66">positions_total</text:p>
      <text:p text:style-name="P68">Obtiene el número de posiciones abiertas.</text:p>
      <text:p text:style-name="P68"><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8"/>
      <text:p text:style-name="P65">copy_ticks</text:p>
      <text:p text:style-name="P69"><text:a xlink:type="simple" xlink:href="https://www.mql5.com/es/docs/integration/python_metatrader5/mt5copyticksfrom_py" text:style-name="Internet_20_link" text:visited-style-name="Visited_20_Internet_20_Link">https://www.mql5.com/es/docs/integration/python_metatrader5/mt5copyticksfrom_py</text:a></text:p>
      <text:p text:style-name="P69"><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9"/>
      <text:p text:style-name="P65">order_send</text:p>
      <text:p text:style-name="P67">Comparar o vender, poner sl y tp</text:p>
      <text:p text:style-name="P69"><text:a xlink:type="simple" xlink:href="https://www.mql5.com/es/docs/integration/python_metatrader5/mt5ordersend_py" text:style-name="Internet_20_link" text:visited-style-name="Visited_20_Internet_20_Link">https://www.mql5.com/es/docs/integration/python_metatrader5/mt5ordersend_py</text:a></text:p>
      <text:p text:style-name="P70"><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70"/>
      <text:p text:style-name="P71">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1">(500, 2817, '01 Mar 2021')</text:p>
      <text:p text:style-name="P71"/>
      <text:p text:style-name="P71">----MOSTRANDO DATOS----</text:p>
      <text:p text:style-name="P71"/>
      <text:p text:style-name="P71">ticks( 186368 )</text:p>
      <text:p text:style-name="P71">(1614942051, 1.55382, 1.55389, 0., 0, 1614942051022, 134, 0.)</text:p>
      <text:p text:style-name="P71">(1614942051, 1.55385, 1.5539, 0., 0, 1614942051122, 134, 0.)</text:p>
      <text:p text:style-name="P71">(1614942051, 1.55381, 1.55386, 0., 0, 1614942051223, 134, 0.)</text:p>
      <text:p text:style-name="P71">(1614942051, 1.55377, 1.55383, 0., 0, 1614942051331, 134, 0.)</text:p>
      <text:p text:style-name="P71">(1614942051, 1.55375, 1.55383, 0., 0, 1614942051426, 130, 0.)</text:p>
      <text:p text:style-name="P71">(1614942051, 1.55376, 1.55383, 0., 0, 1614942051984, 130, 0.)</text:p>
      <text:p text:style-name="P71">(1614942052, 1.55377, 1.55382, 0., 0, 1614942052397, 134, 0.)</text:p>
      <text:p text:style-name="P71">(1614942052, 1.55376, 1.55382, 0., 0, 1614942052704, 130, 0.)</text:p>
      <text:p text:style-name="P71">(1614942052, 1.55377, 1.55384, 0., 0, 1614942052804, 134, 0.)</text:p>
      <text:p text:style-name="P71"/>
      <text:p text:style-name="P72"><draw:frame draw:style-name="fr3" draw:name="Imagen6" text:anchor-type="char" svg:width="11.841cm" svg:height="8.879cm" draw:z-index="5"><draw:image xlink:href="Pictures/1000020100000280000001E09A3B815CC7B2967C.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5">- El <text:span text:style-name="T3">bid</text:span> es el precio que se ofrece (el <text:span text:style-name="T3">precio de compra </text:span><text:span text:style-name="T6">(del mercado)</text:span>).</text:p>
      <text:p text:style-name="P73">Precio al que TÚ le vendes al MERCADO.</text:p>
      <text:p text:style-name="Standard"/>
      <text:p text:style-name="P75">- El <text:span text:style-name="T3">ask</text:span> es el precio que te piden (el <text:span text:style-name="T3">precio de venta </text:span><text:span text:style-name="T6">(del mercado)</text:span>).</text:p>
      <text:p text:style-name="P73">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3"><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77"/>
      <text:p text:style-name="P73">No importa cuántos vendedores haya, el auténtico precio de venta <text:span text:style-name="T36">(ask) </text:span>es el más bajo de todos los ofertantes.</text:p>
      <text:p text:style-name="P73"/>
      <text:p text:style-name="P73">No importa cuántos compradores haya, el único precio de compra <text:span text:style-name="T36">(bid)</text:span> a considerar es el más alto.</text:p>
      <text:p text:style-name="P73"/>
      <text:p text:style-name="P7">¿Qué es el spread? ¿Liquidez?</text:p>
      <text:p text:style-name="P73"/>
      <text:p text:style-name="P74">- El <text:span text:style-name="T3">spread</text:span> (del inglés “separación”) y también conocido en español como horquilla, es la diferencia en un momento dado entre los precios <text:span text:style-name="T3">bid</text:span> y <text:span text:style-name="T3">ask</text:span>.</text:p>
      <text:p text:style-name="P74"/>
      <text:p text:style-name="P74">El spread debe ser pequeño, <text:span text:style-name="T3">cuanto más pequeño mejor</text:span>. Ten en cuenta, que sólo por entrar en el mercado, ya estás perdiendo dinero, porque tendrás que salir a un precio peor, y la diferencia de precios es el spread.</text:p>
      <text:p text:style-name="P74"/>
      <text:p text:style-name="P74">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4"/>
      <text:p text:style-name="P74">El spread es una medida de la liquidez (a menor spread, mayor liquidez) y </text:p>
      <text:p text:style-name="P74">- <text:span text:style-name="T36">L</text:span>a <text:span text:style-name="T3">liquidez</text:span> es en la práctica, la facilidad que tienes para comprar o vender al precio que quieras.</text:p>
      <text:p text:style-name="P74"/>
      <text:p text:style-name="P74">Cuantos más participantes y más activos sean, más liquidez habrá, el spread será menor, y los precios de compra serán tan parecidos que el spread apenas tendrá impacto en tu operativa.</text:p>
      <text:p text:style-name="P74"/>
      <text:p text:style-name="P74"/>
      <text:p text:style-name="P76">BUSCAMOS ENTONCES SITUACIONES CON MUCHA LIQUIDEZ, ES DECIR, SPREAD MINIMO.</text:p>
      <text:p text:style-name="P76"/>
      <text:p text:style-name="P76">Hablando del mercado de divisas (FOREX), un spread típico en el EUR/USD es de medio pip. Esto es, que se aprecia a partir de la quinta cifra decimal en el cambio de divisa.</text:p>
      <text:p text:style-name="P76"/>
      <text:p text:style-name="P76"/>
      <text:p text:style-name="P76"><text:soft-page-break/></text:p>
      <text:p text:style-name="P76">Cuando hay <text:span text:style-name="T3">volatilidad</text:span> el precio se acelera y las velas se hacen más grandes y bruscas. Esto provoca negociaciones más impulsivas e intempestivas, lo que agranda el spread.</text:p>
      <text:p text:style-name="P76"/>
      <text:p text:style-name="P76">Este fenómeno, es especialmente crítico en la operativa intradiaria, donde el spread puede llegar a anular por completo tu ventaja competitiva en el mercado.</text:p>
      <text:p text:style-name="P76"/>
      <text:p text:style-name="P76">En Forex, que es un mercado extremadamente complejo, el spread marca la diferencia. Muchas veces (aunque no siempre) conviene dejar escapar las velas más jugosas, porque llevan asociado un spread inasumible.</text:p>
      <text:p text:style-name="P76"/>
      <text:p text:style-name="P76"/>
      <text:p text:style-name="P76">(PIP: lo vemos mas adelante.</text:p>
      <text:p text:style-name="P76"><text:a xlink:type="simple" xlink:href="https://www.novatostradingclub.com/formacion/pips-ticks-y-puntos-en-trading/" text:style-name="Internet_20_link" text:visited-style-name="Visited_20_Internet_20_Link">https://www.novatostradingclub.com/formacion/pips-ticks-y-puntos-en-trading/</text:a>)</text:p>
      <text:p text:style-name="P76"/>
      <text:p text:style-name="P76"/>
      <text:p text:style-name="P80"><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1">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39">(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0">Uso </text:span><text:span text:style-name="T41">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2">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3">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04" text:outline-level="4">Cambio de estrategia (charla 6/4/2021):</text:h>
      <text:p text:style-name="P86"/>
      <text:p text:style-name="P87">- Nos vamos a centrar ahora en 5 mercados, 1 forex, 2 metales, 2 energias (petroleo, por ejemplo).</text:p>
      <text:p text:style-name="P87">- Empezamos con una aplicacion/estragia para operar:</text:p>
      <text:p text:style-name="P87"><text:tab/>software: estrategia basica para operar, abrir posicion y cerrar.</text:p>
      <text:p text:style-name="P87"><text:tab/>Tiempo: evaluar la estrategia con backtesting. Evaluar en tiempo real.</text:p>
      <text:p text:style-name="P87"/>
      <text:p text:style-name="P87">Estrategias: <text:s/>de mas simple a mas compleja<text:tab/></text:p>
      <text:list xml:id="list119027734" text:style-name="L5">
        <text:list-item>
          <text:p text:style-name="P119">pocas opciones de AA, no hay algoritmo exacto.</text:p>
        </text:list-item>
        <text:list-item>
          <text:p text:style-name="P120">aprendizaje por refuerzo</text:p>
        </text:list-item>
        <text:list-item>
          <text:p text:style-name="P120">mecanismo de gestion de cartera</text:p>
        </text:list-item>
      </text:list>
      <text:p text:style-name="P88"/>
      <text:p text:style-name="P88">Primera tarea:</text:p>
      <text:p text:style-name="P88">Entrada → datos y mi cartera</text:p>
      <text:p text:style-name="P88">Salida → abrir y cerrar posiciones y un resultado</text:p>
      <text:p text:style-name="P88">- La aplicación basica → ganancias, perdidas, comisiones,etc. Hoja de cálculo.</text:p>
      <text:p text:style-name="P88"/>
      <text:p text:style-name="P88">Mas adelante:</text:p>
      <text:p text:style-name="P88">- mercados, datos, cartera.</text:p>
      <text:p text:style-name="P88"><text:soft-page-break/></text:p>
      <text:p text:style-name="P89">DATOS OBTENIDOS:</text:p>
      <text:p text:style-name="P89"/>
      <text:p text:style-name="P85"><draw:frame draw:style-name="fr1" draw:name="Imagen7" text:anchor-type="char" svg:x="-0.078cm" svg:y="-0.111cm" svg:width="6.615cm" svg:height="19.791cm" draw:z-index="6"><draw:image xlink:href="Pictures/10000000000000FA000002ECAC9F3E73156492F6.png" xlink:type="simple" xlink:show="embed" xlink:actuate="onLoad" draw:mime-type="image/png"/></draw:frame><text:span text:style-name="T44"><text:tab/>5 AÑOS DE </text:span><text:span text:style-name="T45">PETROLEO </text:span><text:span text:style-name="T44">BRENT USD</text:span></text:p>
      <text:p text:style-name="P85"><text:span text:style-name="T44"><text:tab/>5 AÑOS DE </text:span><text:span text:style-name="T45">GAS NATURAL</text:span><text:span text:style-name="T44"> USD</text:span></text:p>
      <text:p text:style-name="P89"/>
      <text:p text:style-name="P89"><text:tab/>10 AÑOS DE EURUS</text:p>
      <text:p text:style-name="P89"/>
      <text:p text:style-name="P89"><text:tab/>5 AÑOS DE PLATA EUR</text:p>
      <text:p text:style-name="P89"><text:tab/>5 AÑOS DE ORO DOLAR</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91">FUNCIONES USADAS:</text:p>
      <text:p text:style-name="P101">login:</text:p>
      <text:p text:style-name="P90">Para comprar y vender y probar cualquier estrategia, he creado una cuenta DEMO en el broker</text:p>
      <text:p text:style-name="P90">ICMARKETS. Este broker te da usuario contraseña y server para entrar a metatrader con dicha cuenta</text:p>
      <text:p text:style-name="P90">{INSERTAR FOTO}</text:p>
      <text:p text:style-name="P90">Demo trading account login details:</text:p>
      <text:p text:style-name="P90">Trading Platform:<text:tab/>MT5</text:p>
      <text:p text:style-name="P90">Login:<text:tab/><text:tab/><text:tab/>50526262</text:p>
      <text:p text:style-name="P90">Password:<text:tab/><text:tab/>******</text:p>
      <text:p text:style-name="P90">Server:<text:tab/><text:tab/><text:tab/>ICMarketsSC-Demo</text:p>
      <text:p text:style-name="P90"/>
      <text:p text:style-name="P101">buy y sell:</text:p>
      <text:p text:style-name="P91">Envía desde el terminal al servidor comercial una solicitud de ejecución de una operación comercial. La función es un análogo de OrderSend.</text:p>
      <text:p text:style-name="P91">order_send(</text:p>
      <text:p text:style-name="P91"><text:s text:c="3"/>request <text:s text:c="5"/>// estructura de la solicitud</text:p>
      <text:p text:style-name="P91"><text:s text:c="3"/>);</text:p>
      <text:p text:style-name="P91">request</text:p>
      <text:p text:style-name="P91">[in] <text:s/>Estructura del tipo MqlTradeRequest que describe la acción comercial necesaria. Parámetro no nombrado obligatorio. Más abajo, podrá ver un ejemplo con el rellenado de una solicitud y la composición de una enumeración.</text:p>
      <text:p text:style-name="P91"><text:a xlink:type="simple" xlink:href="https://www.mql5.com/es/docs/integration/python_metatrader5/mt5ordersend_py" text:style-name="Internet_20_link" text:visited-style-name="Visited_20_Internet_20_Link">https://www.mql5.com/es/docs/integration/python_metatrader5/mt5ordersend_py</text:a></text:p>
      <text:p text:style-name="P91"/>
      <text:p text:style-name="P92">Para comprar y vender se necesita tener el AutoTrading enabled, si no, siguiente error:</text:p>
      <text:p text:style-name="P91">OrderSendResult(<text:span text:style-name="T3">retcode=10027</text:span>, deal=0, order=0, volume=0.0, price=0.0, bid=0.0, ask=0.0, <text:span text:style-name="T4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91"/>
      <text:p text:style-name="P91"/>
      <text:p text:style-name="P91"/>
      <text:p text:style-name="P91"><text:soft-page-break/></text:p>
      <text:p text:style-name="P93">Habilitar autotrading:</text:p>
      <text:p text:style-name="P94"><draw:custom-shape text:anchor-type="paragraph" draw:z-index="8" draw:name="Forma1" draw:style-name="gr1" draw:text-style-name="P123" svg:width="4.61cm" svg:height="1.168cm" svg:x="7.165cm" svg:y="1.942cm"><text:p/><draw:enhanced-geometry svg:viewBox="0 0 21600 21600" draw:type="rectangle" draw:enhanced-path="M 0 0 L 21600 0 21600 21600 0 21600 0 0 Z N"/></draw:custom-shape><draw:frame draw:style-name="fr1" draw:name="Imagen8" text:anchor-type="char" svg:x="0cm" svg:y="0.333cm" svg:width="17cm" svg:height="3.953cm" draw:z-index="7"><draw:image xlink:href="Pictures/100000000000029200000099CC6C8DE6784961CC.png" xlink:type="simple" xlink:show="embed" xlink:actuate="onLoad" draw:mime-type="image/png"/></draw:frame></text:p>
      <text:p text:style-name="P94">Otro posible error, usar type_filling = 1 (varia según simbolo).</text:p>
      <text:p text:style-name="P94">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94"><draw:frame draw:style-name="fr1" draw:name="Imagen9" text:anchor-type="char" svg:x="0cm" svg:y="0.298cm" svg:width="17cm" svg:height="1.229cm" draw:z-index="9"><draw:image xlink:href="Pictures/1000000000000650000000758171867C00AA31F8.png" xlink:type="simple" xlink:show="embed" xlink:actuate="onLoad" draw:mime-type="image/png"/></draw:frame></text:p>
      <text:p text:style-name="P94"/>
      <text:p text:style-name="P82"/>
      <text:p text:style-name="P95"><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95">Recapitulando datos, dataframe anual (parte de todo el dataset de eurusd en 10 años)</text:p>
      <text:p text:style-name="P95"/>
      <text:p text:style-name="P95">JUNTARÉ ESTOS DATOS CON BUY/SELL → ALGORITMO</text:p>
      <text:p text:style-name="P95"/>
      <text:p text:style-name="P95">— <text:span text:style-name="T47">PRIMERA ESTRATEGIA:</text:span></text:p>
      <text:p text:style-name="P96">Moving average <text:span text:style-name="T11">crossover</text:span>:</text:p>
      <text:p text:style-name="P96"><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96">- <text:span text:style-name="T48">Por qué una media móvil?</text:span></text:p>
      <text:p text:style-name="P97">Nos ayuda a eliminar el ruido en un grafico de precios</text:p>
      <text:p text:style-name="P97">Puede funcionar como <text:span text:style-name="T3">soporte</text:span> o <text:span text:style-name="T3">resistencia</text:span> (EXPLICAR ESTO ANTES, CONCEPTOS DE TRAING), es decir, el precio debería de ir por encima. Es un suelo, si el precio lo pasa, puede caer.</text:p>
      <text:p text:style-name="P97">Precio por encima de la media → tenderá a caer</text:p>
      <text:p text:style-name="P97">Precio por debajo de la media <text:s/>→ tenderá a subir</text:p>
      <text:p text:style-name="P97"/>
      <text:p text:style-name="P97"/>
      <text:p text:style-name="P97"/>
      <text:p text:style-name="P97"/>
      <text:p text:style-name="P102"><text:soft-page-break/>Tipos de media móvil:</text:p>
      <text:p text:style-name="P97">1- SMA (simple moving average) - media movil simple de 5 dias. Media diaria estudiada en un rango de 5 días.</text:p>
      <text:p text:style-name="P97">2- EMA (exponencial moving average) – mas peso a los precios mas recientes. Calculos mas complejos. La EMA reacciona más rápido a los cambios del precio que SMA (por estos pesos en los calculos).</text:p>
      <text:p text:style-name="P97"><draw:frame draw:style-name="fr1" draw:name="Imagen11" text:anchor-type="char" svg:x="2.951cm" svg:y="-0.231cm" svg:width="11.098cm" svg:height="7.692cm" draw:z-index="11"><draw:image xlink:href="Pictures/1000000000000674000004797161902B825E2FA9.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Ventanas de la Moving average (EMA o SMA). <text:span text:style-name="T49">Tambien llamado time frame, longitud o look back period.</text:span></text:p>
      <text:p text:style-name="P98">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98">Figura: 100-day average (azul claro) vs 30-day average (oscuro)</text:p>
      <text:p text:style-name="P99"><draw:frame draw:style-name="fr1" draw:name="Imagen12" text:anchor-type="char" svg:x="3.605cm" svg:y="-0.132cm" svg:width="9.791cm" svg:height="6.913cm" draw:z-index="12"><draw:image xlink:href="Pictures/100000000000063F000004697B263E12B0656186.png" xlink:type="simple" xlink:show="embed" xlink:actuate="onLoad" draw:mime-type="image/png"/></draw:frame></text:p>
      <text:p text:style-name="P99"/>
      <text:p text:style-name="P99"/>
      <text:p text:style-name="P99"/>
      <text:p text:style-name="P99"/>
      <text:p text:style-name="P99"/>
      <text:p text:style-name="P99"/>
      <text:p text:style-name="P99"/>
      <text:p text:style-name="P99"/>
      <text:p text:style-name="P99">En la teoría, una <text:span text:style-name="T3">ventana más grande</text:span> beneficia más a los traders long-term (<text:span text:style-name="T3"> a largo plazo </text:span>). </text:p>
      <text:p text:style-name="P99">Una ventana <text:span text:style-name="T3">más pequeña</text:span> beneficia más a los de <text:span text:style-name="T3">corto plazo</text:span>.</text:p>
      <text:p text:style-name="P99"><text:soft-page-break/></text:p>
      <text:p text:style-name="P99">¿¿Qué son las crossover??</text:p>
      <text:p text:style-name="P99">Estrategias que usan medias móviles:</text:p>
      <text:p text:style-name="P100"><text:span text:style-name="T3">Price crossover:</text:span> cuando el precio cruza por encima o por debajo de la media móvil → señaliza un cambio potencial de tendencia.</text:p>
      <text:p text:style-name="P100"><text:span text:style-name="T3">Golden and dead cross:</text:span> usando dos medias moviles, una MA a corto plazo y otra a largo plazo. </text:p>
      <text:p text:style-name="P100">Cuando la MA a corto plazo supera a la de largo plazo → señal de compra (golden cross)</text:p>
      <text:p text:style-name="P100">Cuando la MA a largo plazo supera a la de corto plazo → señal de venta (dead/death cross)</text:p>
      <text:p text:style-name="P100"/>
      <text:p text:style-name="P100">VIDEO QUE APLICA EL GOLDEN CROSS: <text:a xlink:type="simple" xlink:href="https://www.youtube.com/watch?v=SEQbb8w7VTw" text:style-name="Internet_20_link" text:visited-style-name="Visited_20_Internet_20_Link"><text:span text:style-name="T47">https://www.youtube.com/watch?v=SEQbb8w7VTw</text:span></text:a></text:p>
      <text:p text:style-name="P100"/>
      <text:p text:style-name="P100"/>
      <text:p text:style-name="P122">Desarrollado golden y dead crossover, DESARROLLAR AQUI EL CODIGO, CAPTURA:</text:p>
      <text:p text:style-name="P122"><draw:frame draw:style-name="fr1" draw:name="Imagen13" text:anchor-type="char" svg:x="0cm" svg:y="0.265cm" svg:width="17cm" svg:height="9.562cm" draw:z-index="13"><draw:image xlink:href="Pictures/1000000000000780000004386EF977D714CA3FEC.png" xlink:type="simple" xlink:show="embed" xlink:actuate="onLoad" draw:mime-type="image/png"/></draw:frame></text:p>
      <text:p text:style-name="P122"/>
      <text:p text:style-name="P122">Algunos links usados (pandas, python, etc)</text:p>
      <text:p text:style-name="P122"><text:a xlink:type="simple" xlink:href="https://pandas.pydata.org/docs/user_guide/merging.html" text:style-name="Internet_20_link" text:visited-style-name="Visited_20_Internet_20_Link">https://pandas.pydata.org/docs/user_guide/merging.html</text:a></text:p>
      <text:p text:style-name="P122"><text:a xlink:type="simple" xlink:href="https://stackoverflow.com/questions/13411544/delete-column-from-pandas-dataframe" text:style-name="Internet_20_link" text:visited-style-name="Visited_20_Internet_20_Link">https://stackoverflow.com/questions/13411544/delete-column-from-pandas-dataframe</text:a></text:p>
      <text:p text:style-name="P122"><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22"><text:soft-page-break/><text:a xlink:type="simple" xlink:href="https://www.youtube.com/watch?v=SEQbb8w7VTw" text:style-name="Internet_20_link" text:visited-style-name="Visited_20_Internet_20_Link">https://www.youtube.com/watch?v=SEQbb8w7VTw</text:a></text:p>
      <text:p text:style-name="P122">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22"><text:a xlink:type="simple" xlink:href="https://matplotlib.org/stable/api/_as_gen/matplotlib.pyplot.plot.html" text:style-name="Internet_20_link" text:visited-style-name="Visited_20_Internet_20_Link">https://matplotlib.org/stable/api/_as_gen/matplotlib.pyplot.plot.html</text:a></text:p>
      <text:p text:style-name="P122"><text:a xlink:type="simple" xlink:href="https://stackoverflow.com/questions/39964558/pandas-max-value-index/39964614" text:style-name="Internet_20_link" text:visited-style-name="Visited_20_Internet_20_Link">https://stackoverflow.com/questions/39964558/pandas-max-value-index/39964614</text:a></text:p>
      <text:p text:style-name="P122"/>
      <text:p text:style-name="P79"/>
      <text:p text:style-name="P62">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4-14T22:30:02.864000000</dc:date>
    <meta:editing-duration>P1DT21H13M31S</meta:editing-duration>
    <meta:editing-cycles>59</meta:editing-cycles>
    <meta:document-statistic meta:table-count="0" meta:image-count="13" meta:object-count="0" meta:page-count="23" meta:paragraph-count="310" meta:word-count="3872" meta:character-count="28553" meta:non-whitespace-character-count="24911"/>
  </office:meta>
</office:document-meta>
</file>